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run -p 3306:3306 --name trybe_mysql -e MYSQL_ROOT_PASSWORD=sua_senha -d mysql:5.7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8:41:35.547057958</meta:creation-date>
    <dc:date>2022-07-12T19:26:29.092777231</dc:date>
    <meta:editing-duration>PT34M43S</meta:editing-duration>
    <meta:editing-cycles>1</meta:editing-cycles>
    <meta:document-statistic meta:table-count="0" meta:image-count="0" meta:object-count="0" meta:page-count="1" meta:paragraph-count="1" meta:word-count="11" meta:character-count="89" meta:non-whitespace-character-count="79"/>
    <meta:generator>LibreOffice/6.4.7.2$Linux_X86_64 LibreOffice_project/40$Build-2</meta:generator>
  </office:meta>
</office:document-meta>
</file>